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3" style:family="paragraph" style:parent-style-name="Standard" style:master-page-name="Standard">
      <style:paragraph-properties fo:line-height="150%" fo:text-align="center" style:justify-single-word="false" style:page-number="1"/>
    </style:style>
    <style:style style:name="T1" style:family="text">
      <style:text-properties fo:color="#1155cc"/>
    </style:style>
    <style:style style:name="T2"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ppendix</text:span></text:p>
      <text:p text:style-name="P1"><text:span text:style-name="T2">Initial Consultation - Transcript</text:span></text:p>
      <text:p text:style-name="P1"><text:span text:style-name="T3">The following is a transcript taken from a conversation between me and my client (note, English is her second language)</text:span></text:p>
      <text:p text:style-name="P1"><text:span text:style-name="T4">Student: </text:span><text:span text:style-name="T5">So mom…I have heard from you that you are having trouble managing patient data, is that correct?</text:span></text:p>
      <text:p text:style-name="P1"><text:span text:style-name="T4">Client: </text:span><text:span text:style-name="T5">Yes, that is correct.</text:span></text:p>
      <text:p text:style-name="P1"><text:span text:style-name="T4">Student: </text:span><text:span text:style-name="T5">So, I’m planning on creating a program to help solve this problem. What are you currently using to manage patient data? What is your current system?</text:span></text:p>
      <text:p text:style-name="P1"><text:span text:style-name="T4">Client: </text:span><text:span text:style-name="T5">My current system is the dental software called Dentrix but I have to input stuff…and they don’t have any templates…you know…for some of the information I want to put in. So if I miss it, I miss it, and I cannot keep track with it.</text:span></text:p>
      <text:p text:style-name="P1"><text:span text:style-name="T4">Student: </text:span><text:span text:style-name="T5">So what I am hearing is that it is hard to use this software due to being unable to put all of the information you want into it?</text:span></text:p>
      <text:p text:style-name="P1"><text:span text:style-name="T4">Client: </text:span><text:span text:style-name="T5">Yeah.</text:span></text:p>
      <text:p text:style-name="P1"><text:span text:style-name="T4">Student: </text:span><text:span text:style-name="T5">So, in my program that I am designing, what would you want it to do differently?</text:span></text:p>
      <text:p text:style-name="P1"><text:span text:style-name="T4">Client: </text:span><text:span text:style-name="T5">I want it to be a little bit more detailed for each patient’s restorative procedure, so any problems when they come back, when I open up the program, I know exactly what the material I use, the color I use, the cement I use…</text:span></text:p>
      <text:p text:style-name="P1"><text:span text:style-name="T4">Student: </text:span><text:span text:style-name="T5">Could you list for me all the information you would want?</text:span></text:p>
      <text:p text:style-name="P1"><text:span text:style-name="T4">Client: </text:span><text:span text:style-name="T5">Yeah, so I do need to see the patient’s name, date of birth, sex, date of service, the tooth they need serviced, because they have teeth from #1 to #32. And I want to know about the kind of restoration, like do they need a filling, or an inlay, onlay, veneer, crown, or the tooth cannot be restored, and if they tooth needs to be restored, I need to know the kind of material that I will use: composite material, porcelain material, or zirconia material. I also need to know what adhesive I’m using like bonding adhesive or cementation adhesive. I also want to know the color of the restoration, the name of the cement used so I know if it was successful or not. And, the service I do: do I have to do same day service or some additional service to finish it? And, I need to know if I did a follow up for a patient, and if I gave them post-op instruction, and what kind of instruction it was: by verbal or by video. Finally, I want to know if I gave them a date to come back for recall, for teeth cleaning, or for an annual checkup to make sure that they are okay. That’s a lot of information that I need.</text:span></text:p>
      <text:p text:style-name="P1"><text:span text:style-name="T4">Student: </text:span><text:span text:style-name="T5">So you want all of this information in this program.</text:span></text:p>
      <text:p text:style-name="P1"><text:span text:style-name="T4">Client: </text:span><text:span text:style-name="T5">Yes.</text:span></text:p>
      <text:p text:style-name="P1"><text:span text:style-name="T4">Student: </text:span><text:span text:style-name="T5">So now I’m going to list off some functions and ask you if you want them: the ability to add a patient, delete a patient, modify the data on a patient, and be able to have all the information saved for the next time you use the program. Would you want all of that?</text:span></text:p>
      <text:p text:style-name="P1"><text:span text:style-name="T4">Client: </text:span><text:span text:style-name="T5">Yes.</text:span></text:p>
      <text:p text:style-name="P1"><text:span text:style-name="T4">Student: </text:span><text:span text:style-name="T5">Would you want the ability to sort patients by information such as their name and material?</text:span></text:p>
      <text:p text:style-name="P1"><text:span text:style-name="T4">Client: </text:span><text:span text:style-name="T5">Yes.</text:span></text:p>
      <text:p text:style-name="P1"><text:span text:style-name="T4">Student: </text:span><text:span text:style-name="T5">Would you also like a function to search for a patient by name, by…</text:span></text:p>
      <text:p text:style-name="P1"><text:span text:style-name="T4">Client: </text:span><text:span text:style-name="T5">By name? Yes, by name. Usually by name. Because when they are coming with their name, we can search by name which is the best. If a patient calls and they say their name and that they have a problem, we can search their name and find their history.</text:span></text:p>
      <text:p text:style-name="P1"><text:span text:style-name="T4">Student: </text:span><text:span text:style-name="T5">Got it. I’ll make sure to integrate everything you want into my program when I am developing it. Thank you for your time.</text:span></text:p>
      <text:p text:style-name="P1"><text:span text:style-name="T2">2nd Meeting - Transcript</text:span></text:p>
      <text:p text:style-name="P1"><text:span text:style-name="T3">The following is a transcript taken from a conversation between me and my client</text:span></text:p>
      <text:p text:style-name="P1"><text:span text:style-name="T4">Student: </text:span><text:span text:style-name="T5">Hi Mom. I’ve finished designing how the program you want will look and function.</text:span></text:p>
      <text:p text:style-name="P1"><text:soft-page-break/><text:span text:style-name="T4">Client: </text:span><text:span text:style-name="T5">Great! Can I take a look?</text:span></text:p>
      <text:p text:style-name="P1"><text:span text:style-name="T4">Student: </text:span><text:span text:style-name="T5">Of course! Here you go.</text:span></text:p>
      <text:p text:style-name="P1"><text:span text:style-name="T5">[</text:span><text:span text:style-name="T3">5 minutes of the client viewing the diagrams (See </text:span><text:span text:style-name="T5">Criterion B: Design</text:span><text:span text:style-name="T3"> for reference)</text:span><text:span text:style-name="T5">]</text:span></text:p>
      <text:p text:style-name="P1"><text:span text:style-name="T4">Student: </text:span><text:span text:style-name="T5">So what do you think?</text:span></text:p>
      <text:p text:style-name="P1"><text:span text:style-name="T4">Client</text:span><text:span text:style-name="T5">: Looks great!</text:span></text:p>
      <text:p text:style-name="P1"><text:span text:style-name="T4">Student:</text:span><text:span text:style-name="T5"> Do you have any questions or concerns about what I have so far? I know that I wasn’t able to put in all the categories that you wanted so I would like your input.</text:span></text:p>
      <text:p text:style-name="P1"><text:span text:style-name="T4">Client:</text:span><text:span text:style-name="T5"> I think the information categories you have right now should be good enough….I think you should change the adhesive category to bonding instead because I also use cement as a bonding material and not just adhesive. Also I think you should change composite material to just material. If I’m doing a filling then I would use composite material but if I’m doing a crown then it would be different. </text:span></text:p>
      <text:p text:style-name="P1"><text:span text:style-name="T4">Student:</text:span><text:span text:style-name="T5"> Ah I see. Got it! I will make sure to edit these categories. Are there any other concerns you have?</text:span></text:p>
      <text:p text:style-name="P1"><text:span text:style-name="T4">Client: </text:span><text:span text:style-name="T5">I think you should change the option when selecting teeth from “Child &amp; Adult” to “Primary &amp; Permanent” because there are times when children have both kinds of teeth.</text:span></text:p>
      <text:p text:style-name="P1"><text:span text:style-name="T4">Student:</text:span><text:span text:style-name="T5"> Oh I didn’t know that. I will make sure to change that as well. Anything else?</text:span></text:p>
      <text:p text:style-name="P1"><text:span text:style-name="T4">Client:</text:span><text:span text:style-name="T5"> So far so good now. Thank you.</text:span></text:p>
      <text:p text:style-name="P1"><text:span text:style-name="T4">Student:</text:span><text:span text:style-name="T5"> That’s great to hear. Now before I start working, could you please list for me the different options for the categories?</text:span></text:p>
      <text:p text:style-name="P1"><text:span text:style-name="T4">Client: </text:span><text:span text:style-name="T5">The procedures should be crown and filling. The materials should be flowable composite, packable composite, zirconia, and emax. Bonding should be adhesive and cement. Color should be B1, A1, A2, A3, and A3.5….Oh, also BL. That should be it.</text:span></text:p>
      <text:p text:style-name="P1"><text:span text:style-name="T4">Student: </text:span><text:span text:style-name="T5">Wow that’s a lot! Thanks, Mom. I will get working on programming this as soon as possible. Thank you for your time.</text:span></text:p>
      <text:p text:style-name="P2"/>
      <text:p text:style-name="P1"><text:span text:style-name="T2">3rd Meeting - Transcript</text:span></text:p>
      <text:p text:style-name="P1"><text:span text:style-name="T4">Student: </text:span><text:span text:style-name="T5">Hey, Mom. I’m finally done working on the program for you. Are you free to take a look at it and let me know what you think?</text:span></text:p>
      <text:p text:style-name="P1"><text:span text:style-name="T4">Client: </text:span><text:span text:style-name="T5">Sure, I would be happy to.</text:span></text:p>
      <text:p text:style-name="P1"><text:span text:style-name="T4">Student: </text:span><text:span text:style-name="T5">Great! I already installed it on the family computer so let me just boot it up.</text:span></text:p>
      <text:p text:style-name="P1"><text:span text:style-name="T5">[</text:span><text:span text:style-name="T3">Program is opened up</text:span><text:span text:style-name="T5">]</text:span></text:p>
      <text:p text:style-name="P1"><text:span text:style-name="T4">Student: </text:span><text:span text:style-name="T5">So I have a list of test criteria that I need to have you make sure the program fulfills. I’m going to go over them one by one. First, can you make sure that you can add patients?</text:span></text:p>
      <text:p text:style-name="P1"><text:span text:style-name="T4">Client: </text:span><text:span text:style-name="T5">Sure. Let me just add in your dad.</text:span></text:p>
      <text:p text:style-name="P1"><text:span text:style-name="T5">[</text:span><text:span text:style-name="T3">Inserts data to add a patient]</text:span></text:p>
      <text:p text:style-name="P1"><text:span text:style-name="T4">Student: </text:span><text:span text:style-name="T5">So did the program successfully add a patient?</text:span></text:p>
      <text:p text:style-name="P1"><text:span text:style-name="T4">Client: </text:span><text:span text:style-name="T5">Yes it did. I can see that I added your dad to the table.<text:line-break/></text:span><text:span text:style-name="T4">Student: </text:span><text:span text:style-name="T5">If you select him in the table and then right click, you can click the view button to see all of the information.<text:line-break/></text:span><text:span text:style-name="T4">Client: </text:span><text:span text:style-name="T5">Oh I see. Yes, I think the program added the data correctly.<text:line-break/></text:span><text:span text:style-name="T4">Student: </text:span><text:span text:style-name="T5">Next, let’s check if the program can save data. So just go ahead and press the save button and exit the program.<text:line-break/></text:span><text:span text:style-name="T4">Client: </text:span><text:span text:style-name="T5">Okay.</text:span></text:p>
      <text:p text:style-name="P1"><text:span text:style-name="T5">[</text:span><text:span text:style-name="T3">Program is closed</text:span><text:span text:style-name="T5">]</text:span></text:p>
      <text:p text:style-name="P1"><text:soft-page-break/><text:span text:style-name="T4">Student: </text:span><text:span text:style-name="T5">So if you go into File Explorer you can see the text file next to the program called “patientData.txt”. If you click on it, then you can see how the program saves the data.</text:span></text:p>
      <text:p text:style-name="P1"><text:span text:style-name="T4">Client: </text:span><text:span text:style-name="T5">Yes, I can see. Where are the teeth that I need to service?<text:line-break/></text:span><text:span text:style-name="T4">Student: </text:span><text:span text:style-name="T5">It’s the line with a bunch of ones and zeroes. The ones represent the teeth you need to service.</text:span></text:p>
      <text:p text:style-name="P1"><text:span text:style-name="T4">Client: </text:span><text:span text:style-name="T5">Okay I see.</text:span></text:p>
      <text:p text:style-name="P1"><text:span text:style-name="T4">Student: </text:span><text:span text:style-name="T5">So now reopen the program to see if all the data was saved.</text:span></text:p>
      <text:p text:style-name="P1"><text:span text:style-name="T5">[</text:span><text:span text:style-name="T3">Program is reopened</text:span><text:span text:style-name="T5">]</text:span></text:p>
      <text:p text:style-name="P1"><text:span text:style-name="T4">Student:</text:span><text:span text:style-name="T5"> So did all of the data gets saved upon.</text:span></text:p>
      <text:p text:style-name="P1"><text:span text:style-name="T4">Client: </text:span><text:span text:style-name="T5">Yes, all of the data was saved after I closed the program. I can still see your dad right there.</text:span></text:p>
      <text:p text:style-name="P1"><text:span text:style-name="T4">Student: </text:span><text:span text:style-name="T5">Yay. So next let’s check the delete feature. So select Dad and right click and then press the delete button. Then quit out of the program and check the text file from before and let me know if it deleted successfully.<text:line-break/></text:span><text:span text:style-name="T4">Client: </text:span><text:span text:style-name="T5">Got it…Yes I can see that the data has been erased and that the text file is now blank. I think your delete works.<text:line-break/></text:span><text:span text:style-name="T4">Student: </text:span><text:span text:style-name="T5">Sweet. Now let’s reopen the program so that we can test the search feature.</text:span></text:p>
      <text:p text:style-name="P1"><text:span text:style-name="T5">[</text:span><text:span text:style-name="T3">Program is reopened</text:span><text:span text:style-name="T5">]</text:span></text:p>
      <text:p text:style-name="P1"><text:span text:style-name="T4">Student: </text:span><text:span text:style-name="T5">So now add two patients so that we can test searching for a single one.</text:span></text:p>
      <text:p text:style-name="P1"><text:span text:style-name="T4">Client:</text:span><text:span text:style-name="T5"> Okay. Let me add you and your dad then.<text:line-break/></text:span><text:span text:style-name="T4">Student: </text:span><text:span text:style-name="T5">So just type in one of the names in the name search filter.<text:line-break/></text:span><text:span text:style-name="T4">Client: </text:span><text:span text:style-name="T5">Okay. I’ll search for you then. How do I press search?</text:span></text:p>
      <text:p text:style-name="P1"><text:span text:style-name="T4">Student: </text:span><text:span text:style-name="T5">It searches automatically as you type in the information.<text:line-break/></text:span><text:span text:style-name="T4">Client: </text:span><text:span text:style-name="T5">Oh, that’s cool.</text:span></text:p>
      <text:p text:style-name="P1"><text:span text:style-name="T4">Student:</text:span><text:span text:style-name="T5"> So did the search features work?<text:line-break/></text:span><text:span text:style-name="T4">Client:</text:span><text:span text:style-name="T5"> Yes, the search feature worked. I can see only your name in the table.<text:line-break/></text:span><text:span text:style-name="T4">Student: </text:span><text:span text:style-name="T5">Great. What’s next…now let’s check if the editing feature worked. So just pick one of the patients you made and edit some of the data.</text:span></text:p>
      <text:p text:style-name="P1"><text:span text:style-name="T4">Client: </text:span><text:span text:style-name="T5">Okay. Let me first look at your data…I think I will add #30 to your teeth to service.<text:line-break/></text:span><text:span text:style-name="T4">Student: </text:span><text:span text:style-name="T5">Try editing some of the other data so that you can see the change in the table.</text:span></text:p>
      <text:p text:style-name="P1"><text:span text:style-name="T4">Client: </text:span><text:span text:style-name="T5">Got it. I’ll also change your color to A1 then. Yes, I can see that the color has been changed…and #30 was added to the teeth. I think the editing features work fine.</text:span></text:p>
      <text:p text:style-name="P1"><text:span text:style-name="T4">Student: </text:span><text:span text:style-name="T5">That’s good to hear. Alright next on the list is if the table responds to adding, deleting, and editing. Since you’ve already done all three, would you say that the table is responding successfully?</text:span></text:p>
      <text:p text:style-name="P1"><text:span text:style-name="T4">Client: </text:span><text:span text:style-name="T5">Yes, I can see that the table changes whenever I make a change.</text:span></text:p>
      <text:p text:style-name="P1"><text:span text:style-name="T4">Student: </text:span><text:span text:style-name="T5">Great. Next, we need to check if patients are sorted alphabetically based on last name and then first name.</text:span></text:p>
      <text:p text:style-name="P1"><text:span text:style-name="T4">Client: </text:span><text:span text:style-name="T5">The table just has you and your dad and I can’t really tell if its sorted since you have the same last name. I’ll add your grandma as well then…Yes, I can see that it sorts the patients by last name and then first name. Good job.<text:line-break/></text:span><text:span text:style-name="T4">Student: </text:span><text:span text:style-name="T5">Thank you. Okay, last but not least, please check that this program gives an error message if you try to add a patient without putting all the data in.</text:span></text:p>
      <text:p text:style-name="P1"><text:span text:style-name="T4">Client: </text:span><text:span text:style-name="T5">Okay. Let me click the add button…</text:span></text:p>
      <text:p text:style-name="P1"><text:span text:style-name="T4">Student: </text:span><text:span text:style-name="T5">And then just hit confirm.</text:span></text:p>
      <text:p text:style-name="P1"><text:span text:style-name="T4">Client: </text:span><text:span text:style-name="T5">…Yes, I can see the error message telling me I have invalid data inputted.</text:span></text:p>
      <text:p text:style-name="P1"><text:span text:style-name="T4">Student: </text:span><text:span text:style-name="T5">Perfect! Now that the testing criteria are over, are there any improvements you would like me to add to the program. It can be anything.</text:span></text:p>
      <text:p text:style-name="P1"><text:span text:style-name="T4">Client: </text:span><text:span text:style-name="T5">One thing that would be nice is adding the date of service for each patient so that I know when they’ll be coming into the office and I can know what my schedule will look like.</text:span></text:p>
      <text:p text:style-name="P1"><text:span text:style-name="T4">Student: </text:span><text:span text:style-name="T5">Got it. Anything else?</text:span></text:p>
      <text:p text:style-name="P1"><text:span text:style-name="T4">Client: </text:span><text:span text:style-name="T5">Another thing would be putting the date of completion for a patient’s procedure so I know who I have already worked on.</text:span></text:p>
      <text:p text:style-name="P1"><text:soft-page-break/><text:span text:style-name="T4">Student: </text:span><text:span text:style-name="T5">Do you think you would want them in two separate tables?</text:span></text:p>
      <text:p text:style-name="P1"><text:span text:style-name="T4">Client: </text:span><text:span text:style-name="T5">Yes, I think that would be helpful…Something else you could add is the recall date for when a patient is scheduled to come back for a checkup or cleaning. That would also be helpful in planning my schedule.</text:span></text:p>
      <text:p text:style-name="P1"><text:span text:style-name="T4">Student: </text:span><text:span text:style-name="T5">Got it. Anything else you would like?</text:span></text:p>
      <text:p text:style-name="P1"><text:span text:style-name="T4">Client: </text:span><text:span text:style-name="T5">One more thing. It would be really helpful if you included the patient's contact information such as phone number or email address as well in case we need to get in touch with a patient about their appointment or something else.</text:span></text:p>
      <text:p text:style-name="P1"><text:span text:style-name="T4">Student: </text:span><text:span text:style-name="T5">Perfect. Thank you so much for the opportunity to work on a program for you. It was really fun. Thanks, Mom.</text:span></text:p>
      <text:p text:style-name="P1"><text:span text:style-name="T4">Client: </text:span><text:span text:style-name="T5">I’m happy to hear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82" meta:word-count="1947" meta:character-count="10365" meta:non-whitespace-character-count="8499"/>
    <meta:generator>LibreOfficeDev/6.0.5.2$Linux_X86_64 LibreOffice_project/</meta:generator>
  </office:meta>
</office:document-meta>
</file>